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RISERV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btdrmck82qfy3gwnss13q7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Borgo del Tiglio</text:p>
          </table:table-cell>
          <table:table-cell office:value-type="float" office:value="41.06565" calcext:value-type="float">
            <text:p>41.065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HEZEAUX GRAND CRU</text:p>
          </table:table-cell>
          <table:table-cell office:value-type="string" calcext:value-type="string">
            <text:p>DOMAINE DES PERDRI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p7x9epz1q4bf8jz1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hezeaux Grand Cru</text:p>
          </table:table-cell>
          <table:table-cell office:value-type="string" calcext:value-type="string">
            <text:p>Domaine des Perdrix</text:p>
          </table:table-cell>
          <table:table-cell office:value-type="float" office:value="41.993652" calcext:value-type="float">
            <text:p>41.99365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ME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pd270rmhp05yw7c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emes</text:p>
          </table:table-cell>
          <table:table-cell office:value-type="string" calcext:value-type="string">
            <text:p>Gaja</text:p>
          </table:table-cell>
          <table:table-cell office:value-type="float" office:value="35.404587" calcext:value-type="float">
            <text:p>35.404587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IABOT MENTIN GINESTR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jeyk8t0fcd4ysbz0y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abot Mentin Ginestra</text:p>
          </table:table-cell>
          <table:table-cell office:value-type="string" calcext:value-type="string">
            <text:p>Domenico Clerico</text:p>
          </table:table-cell>
          <table:table-cell office:value-type="float" office:value="69.85556" calcext:value-type="float">
            <text:p>69.8555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rksxs5tbbk6rk88q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Vietti</text:p>
          </table:table-cell>
          <table:table-cell office:value-type="float" office:value="35.262215" calcext:value-type="float">
            <text:p>35.26221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PRAPÓ 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6.216255" calcext:value-type="float">
            <text:p>46.2162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45.284042" calcext:value-type="float">
            <text:p>45.28404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 office:value-type="float" office:value="41.851284" calcext:value-type="float">
            <text:p>41.85128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a02ad24d2x408hz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 office:value-type="float" office:value="47.97368" calcext:value-type="float">
            <text:p>47.9736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30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3fzcj1xk83rb8ny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8.66419" calcext:value-type="float">
            <text:p>48.66419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30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3fzcj1xk83rb8ny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8.66419" calcext:value-type="float">
            <text:p>48.66419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RACHET GRAND 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1300?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hz1ptbz9nxygn5kh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rache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3.957268" calcext:value-type="float">
            <text:p>43.95726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VENNIERES ROCHE AUX MOINES</text:p>
          </table:table-cell>
          <table:table-cell office:value-type="string" calcext:value-type="string">
            <text:p>DOMAINE AUX MOIN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q69mwhh4zm1rhmn7r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ennières-Roche-aux-Moines</text:p>
          </table:table-cell>
          <table:table-cell office:value-type="string" calcext:value-type="string">
            <text:p>Domaine Aux Moines</text:p>
          </table:table-cell>
          <table:table-cell office:value-type="float" office:value="62.341003" calcext:value-type="float">
            <text:p>62.34100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REY LES BEAUNE</text:p>
          </table:table-cell>
          <table:table-cell office:value-type="string" calcext:value-type="string">
            <text:p>DOMINIQUE LAUR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m0z5tf2sn186m710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orey-Lès-Beaune</text:p>
          </table:table-cell>
          <table:table-cell office:value-type="string" calcext:value-type="string">
            <text:p>Dominique Laurent</text:p>
          </table:table-cell>
          <table:table-cell office:value-type="float" office:value="45.442627" calcext:value-type="float">
            <text:p>45.44262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DUZZ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vsrdjazkdmh0b1qkb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uzzo</text:p>
          </table:table-cell>
          <table:table-cell office:value-type="string" calcext:value-type="string">
            <text:p>Borgo del Tiglio</text:p>
          </table:table-cell>
          <table:table-cell office:value-type="float" office:value="42.899197" calcext:value-type="float">
            <text:p>42.899197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GUIRAUDE CROZES HERMITAGE</text:p>
          </table:table-cell>
          <table:table-cell office:value-type="string" calcext:value-type="string">
            <text:p>ALAIN GRA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wds8a8aqrv75537n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uiraude Crozes-Hermitage</text:p>
          </table:table-cell>
          <table:table-cell office:value-type="string" calcext:value-type="string">
            <text:p>Alain Graillot</text:p>
          </table:table-cell>
          <table:table-cell office:value-type="float" office:value="61.59237" calcext:value-type="float">
            <text:p>61.59237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RMITAGE</text:p>
          </table:table-cell>
          <table:table-cell office:value-type="string" calcext:value-type="string">
            <text:p>DOMAINE DES MARTINELL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p8tjwmbd62kezmbq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rmitage</text:p>
          </table:table-cell>
          <table:table-cell office:value-type="string" calcext:value-type="string">
            <text:p>Domaine des Martinelles</text:p>
          </table:table-cell>
          <table:table-cell office:value-type="float" office:value="37.342464" calcext:value-type="float">
            <text:p>37.34246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OXE CORTON</text:p>
          </table:table-cell>
          <table:table-cell office:value-type="string" calcext:value-type="string">
            <text:p>DOMAINE TOLLOT BEAU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60 (da vendere)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rhzbkebe517b10yq3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oxe-Corton</text:p>
          </table:table-cell>
          <table:table-cell office:value-type="string" calcext:value-type="string">
            <text:p>Domaine Tollot-Beaut</text:p>
          </table:table-cell>
          <table:table-cell office:value-type="float" office:value="49.870327" calcext:value-type="float">
            <text:p>49.87032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 CHAMBERTIN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80/9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m1xy0bhtkdbabpswv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Denis Mortet</text:p>
          </table:table-cell>
          <table:table-cell office:value-type="float" office:value="48.76336" calcext:value-type="float">
            <text:p>48.7633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m1ykjzgn3gh2byt2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Denis Mortet</text:p>
          </table:table-cell>
          <table:table-cell office:value-type="float" office:value="52.968338" calcext:value-type="float">
            <text:p>52.96833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INT ESTEPHE</text:p>
          </table:table-cell>
          <table:table-cell office:value-type="string" calcext:value-type="string">
            <text:p>CHATEAU HAUT BEAUSEJ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42 (è longevo)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m051gq8gaj1qqnrq3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Estèphe</text:p>
          </table:table-cell>
          <table:table-cell office:value-type="string" calcext:value-type="string">
            <text:p>Château Haut-Beauséjour</text:p>
          </table:table-cell>
          <table:table-cell office:value-type="float" office:value="46.41593" calcext:value-type="float">
            <text:p>46.4159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CHEBOURG GRAND CRU </text:p>
          </table:table-cell>
          <table:table-cell office:value-type="string" calcext:value-type="string">
            <text:p>DOMAINE JEAN GRIV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wqpz4zgt18hfjwnv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Jean Grivot</text:p>
          </table:table-cell>
          <table:table-cell office:value-type="float" office:value="44.957466" calcext:value-type="float">
            <text:p>44.95746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MEROL</text:p>
          </table:table-cell>
          <table:table-cell office:value-type="string" calcext:value-type="string">
            <text:p>CHATEAU GAZ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Pagata io 102€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4dga2amsthaysqgywbx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Gazin</text:p>
          </table:table-cell>
          <table:table-cell office:value-type="float" office:value="36.536217" calcext:value-type="float">
            <text:p>36.53621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les Heidsieck Rose Reserv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6mh67dwvtbs2deq2q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Réserve</text:p>
          </table:table-cell>
          <table:table-cell office:value-type="string" calcext:value-type="string">
            <text:p>Charles Heidsieck</text:p>
          </table:table-cell>
          <table:table-cell office:value-type="float" office:value="39.250134" calcext:value-type="float">
            <text:p>39.25013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les Heidsieck Blanc de blancs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e76yjnnc64vgcg0rz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</text:p>
          </table:table-cell>
          <table:table-cell office:value-type="string" calcext:value-type="string">
            <text:p>Charles Heidsieck</text:p>
          </table:table-cell>
          <table:table-cell office:value-type="float" office:value="45.25188" calcext:value-type="float">
            <text:p>45.2518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derburg Brut Metodo Classico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tsmx0p7drhda7fcn8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rut</text:p>
          </table:table-cell>
          <table:table-cell office:value-type="string" calcext:value-type="string">
            <text:p>Haderburg</text:p>
          </table:table-cell>
          <table:table-cell office:value-type="float" office:value="43.21595" calcext:value-type="float">
            <text:p>43.2159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4897" calcext:value-type="float">
            <text:p>33.1489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4897" calcext:value-type="float">
            <text:p>33.1489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I MONTALCINO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vqgypgv5wdesvhz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Biondi-Santi</text:p>
          </table:table-cell>
          <table:table-cell office:value-type="float" office:value="47.106487" calcext:value-type="float">
            <text:p>47.10648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BERS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exbhq3j2fmacg0syw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ersano</text:p>
          </table:table-cell>
          <table:table-cell office:value-type="float" office:value="32.43662" calcext:value-type="float">
            <text:p>32.4366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LVASI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vs9jtvznrcx9ar7zx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Borgo del Tiglio</text:p>
          </table:table-cell>
          <table:table-cell office:value-type="float" office:value="40.87412" calcext:value-type="float">
            <text:p>40.8741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rkwyby2fra8rr7t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 office:value-type="float" office:value="50.30695" calcext:value-type="float">
            <text:p>50.3069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rkwyby2fra8rr7t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 office:value-type="float" office:value="50.30695" calcext:value-type="float">
            <text:p>50.3069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HIOPPETTINO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pnr7dya4pttchy9c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Ronco del Gnemiz</text:p>
          </table:table-cell>
          <table:table-cell office:value-type="float" office:value="49.152267" calcext:value-type="float">
            <text:p>49.15226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pm9n2ydb5qec33f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 office:value-type="float" office:value="57.2257" calcext:value-type="float">
            <text:p>57.225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pm9n2ydb5qec33f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Gnemiz</text:p>
          </table:table-cell>
          <table:table-cell office:value-type="string" calcext:value-type="string">
            <text:p>Ronco del Gnemiz</text:p>
          </table:table-cell>
          <table:table-cell office:value-type="float" office:value="57.2257" calcext:value-type="float">
            <text:p>57.225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avwee4y60p6rjaprm2pthb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Ronco del Gnemiz</text:p>
          </table:table-cell>
          <table:table-cell office:value-type="float" office:value="40.967854" calcext:value-type="float">
            <text:p>40.9678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rpakfpdpc2j0y05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 office:value-type="float" office:value="49.464573" calcext:value-type="float">
            <text:p>49.46457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5p67x8cndcmmdgm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iani</text:p>
          </table:table-cell>
          <table:table-cell office:value-type="float" office:value="29.827667" calcext:value-type="float">
            <text:p>29.82766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kca5fk97j9mzfq9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Miani</text:p>
          </table:table-cell>
          <table:table-cell office:value-type="float" office:value="28.831116" calcext:value-type="float">
            <text:p>28.83111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IULAN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ekbbq8wmtd487k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Miani</text:p>
          </table:table-cell>
          <table:table-cell office:value-type="float" office:value="35.033142" calcext:value-type="float">
            <text:p>35.03314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cp89vn4b9yj12sn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 office:value-type="float" office:value="38.47652" calcext:value-type="float">
            <text:p>38.4765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30.763704" calcext:value-type="float">
            <text:p>30.76370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30.763704" calcext:value-type="float">
            <text:p>30.76370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FOSCO CALVAR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7qwzq5aeq91qyx4n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Calvari</text:p>
          </table:table-cell>
          <table:table-cell office:value-type="string" calcext:value-type="string">
            <text:p>Miani</text:p>
          </table:table-cell>
          <table:table-cell office:value-type="float" office:value="44.73145" calcext:value-type="float">
            <text:p>44.7314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z3m6jph7qkwzfgm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 office:value-type="float" office:value="50.23522" calcext:value-type="float">
            <text:p>50.2352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z3m6jph7qkwzfgm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 office:value-type="float" office:value="50.23522" calcext:value-type="float">
            <text:p>50.2352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p6tk1cmcm3hm8n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 office:value-type="float" office:value="33.048286" calcext:value-type="float">
            <text:p>33.04828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BREG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sfe27vsfbw0h3d3d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Breg</text:p>
          </table:table-cell>
          <table:table-cell office:value-type="string" calcext:value-type="string">
            <text:p>Gravner</text:p>
          </table:table-cell>
          <table:table-cell office:value-type="float" office:value="40.536293" calcext:value-type="float">
            <text:p>40.53629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BOLLA GIALLA 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6321" calcext:value-type="float">
            <text:p>44.0632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BOLLA GIALLA 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6321" calcext:value-type="float">
            <text:p>44.0632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ET</text:p>
          </table:table-cell>
          <table:table-cell office:value-type="string" calcext:value-type="string">
            <text:p>EDI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syhsynghj140yvd8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Edi Simčič</text:p>
          </table:table-cell>
          <table:table-cell office:value-type="float" office:value="40.31669" calcext:value-type="float">
            <text:p>40.31669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8krmx1tmzcfkpsw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 office:value-type="float" office:value="37.082348" calcext:value-type="float">
            <text:p>37.0823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cche dei Manzoni Valentino Brut Elena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by17dt3kevt9qbvad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alentino Brut Elena</text:p>
          </table:table-cell>
          <table:table-cell office:value-type="string" calcext:value-type="string">
            <text:p>Rocche dei Manzoni</text:p>
          </table:table-cell>
          <table:table-cell office:value-type="float" office:value="54.93118" calcext:value-type="float">
            <text:p>54.9311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ELLA CENT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vsgbqwhw8465x3tf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osso della Centa</text:p>
          </table:table-cell>
          <table:table-cell office:value-type="string" calcext:value-type="string">
            <text:p>Borgo del Tiglio</text:p>
          </table:table-cell>
          <table:table-cell office:value-type="float" office:value="49.03911" calcext:value-type="float">
            <text:p>49.0391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vsgp6e59aak2hw96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Borgo del Tiglio</text:p>
          </table:table-cell>
          <table:table-cell office:value-type="float" office:value="35.38688" calcext:value-type="float">
            <text:p>35.3868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DOTT PALAZ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rddrc6dznyqjczfj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tt. Palazzolo Cabernet</text:p>
          </table:table-cell>
          <table:table-cell office:value-type="string" calcext:value-type="string">
            <text:p>Ronco del Gnemiz</text:p>
          </table:table-cell>
          <table:table-cell office:value-type="float" office:value="51.212395" calcext:value-type="float">
            <text:p>51.21239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SOL 2009 (MAGNUM)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rkwyby2fra8rr7t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ol</text:p>
          </table:table-cell>
          <table:table-cell office:value-type="string" calcext:value-type="string">
            <text:p>Ronco del Gnemiz</text:p>
          </table:table-cell>
          <table:table-cell office:value-type="float" office:value="50.30695" calcext:value-type="float">
            <text:p>50.3069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BURI MG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cp89vn4b9yj12sn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 office:value-type="float" office:value="38.47652" calcext:value-type="float">
            <text:p>38.47652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OSCO dal Peduncolo 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ge4dxag47s4xy05rf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el Peduncolo Rosso</text:p>
          </table:table-cell>
          <table:table-cell office:value-type="string" calcext:value-type="string">
            <text:p>Ciani</text:p>
          </table:table-cell>
          <table:table-cell office:value-type="float" office:value="39.969086" calcext:value-type="float">
            <text:p>39.96908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MIAN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30.763704" calcext:value-type="float">
            <text:p>30.763704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GRAF DE LA TOUR</text:p>
          </table:table-cell>
          <table:table-cell office:value-type="string" calcext:value-type="string">
            <text:p>VILLA RUSS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z3m6jph7qkwzfgm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Graf de la Tour</text:p>
          </table:table-cell>
          <table:table-cell office:value-type="string" calcext:value-type="string">
            <text:p>Villa Russiz</text:p>
          </table:table-cell>
          <table:table-cell office:value-type="float" office:value="47.465294" calcext:value-type="float">
            <text:p>47.46529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SSO'</text:p>
          </table:table-cell>
          <table:table-cell office:value-type="string" calcext:value-type="string">
            <text:p>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wd3k439cn7cg476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Sossó</text:p>
          </table:table-cell>
          <table:table-cell office:value-type="string" calcext:value-type="string">
            <text:p>Livio Felluga</text:p>
          </table:table-cell>
          <table:table-cell office:value-type="float" office:value="24.787365" calcext:value-type="float">
            <text:p>24.7873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SSO' MAGNUM</text:p>
          </table:table-cell>
          <table:table-cell office:value-type="string" calcext:value-type="string">
            <text:p>FELLU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wd3k439cn7cg476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Sossó</text:p>
          </table:table-cell>
          <table:table-cell office:value-type="string" calcext:value-type="string">
            <text:p>Livio Felluga</text:p>
          </table:table-cell>
          <table:table-cell office:value-type="float" office:value="24.787365" calcext:value-type="float">
            <text:p>24.7873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MAGNUM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kxy03f4afxmnr876v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oros Franco</text:p>
          </table:table-cell>
          <table:table-cell office:value-type="float" office:value="20.59578" calcext:value-type="float">
            <text:p>20.5957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MAGNUM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16p6tk1cmcm3hm8n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 office:value-type="float" office:value="33.048286" calcext:value-type="float">
            <text:p>33.04828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BOLLA MG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35.719097" calcext:value-type="float">
            <text:p>35.719097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(MAGNUM)</text:p>
          </table:table-cell>
          <table:table-cell office:value-type="string" calcext:value-type="string">
            <text:p>CASTELLO DI BROL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mxm69tyyx733zbksx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i Spaltenna</text:p>
          </table:table-cell>
          <table:table-cell office:value-type="float" office:value="28.037493" calcext:value-type="float">
            <text:p>28.037493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TOSCANA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rs132mqrhc23g16x4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Grifi</text:p>
          </table:table-cell>
          <table:table-cell office:value-type="string" calcext:value-type="string">
            <text:p>Avignonesi</text:p>
          </table:table-cell>
          <table:table-cell office:value-type="float" office:value="32.408615" calcext:value-type="float">
            <text:p>32.40861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YRAH</text:p>
          </table:table-cell>
          <table:table-cell office:value-type="string" calcext:value-type="string">
            <text:p>CASE VI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80nwc7smzmc8ksh9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ase Via</text:p>
          </table:table-cell>
          <table:table-cell office:value-type="string" calcext:value-type="string">
            <text:p>Fontodi</text:p>
          </table:table-cell>
          <table:table-cell office:value-type="float" office:value="33.623444" calcext:value-type="float">
            <text:p>33.62344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OT NERO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g1swcb7yb701kdp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Vintage Collection Dosage Zéro</text:p>
          </table:table-cell>
          <table:table-cell office:value-type="string" calcext:value-type="string">
            <text:p>Ca' del Bosco</text:p>
          </table:table-cell>
          <table:table-cell office:value-type="float" office:value="30.705275" calcext:value-type="float">
            <text:p>30.70527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39.053284" calcext:value-type="float">
            <text:p>39.053284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ROCCHE</text:p>
          </table:table-cell>
          <table:table-cell office:value-type="string" calcext:value-type="string">
            <text:p>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66vfn4ebs8dkxtt9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ocche Marcenasco</text:p>
          </table:table-cell>
          <table:table-cell office:value-type="string" calcext:value-type="string">
            <text:p>Renato Ratti</text:p>
          </table:table-cell>
          <table:table-cell office:value-type="float" office:value="33.42633" calcext:value-type="float">
            <text:p>33.4263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NCA</text:p>
          </table:table-cell>
          <table:table-cell office:value-type="string" calcext:value-type="string">
            <text:p>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0wr1tk4fjvz732x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nca</text:p>
          </table:table-cell>
          <table:table-cell office:value-type="string" calcext:value-type="string">
            <text:p>Renato Ratti</text:p>
          </table:table-cell>
          <table:table-cell office:value-type="float" office:value="32.221855" calcext:value-type="float">
            <text:p>32.2218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NCA (MAGNUM)</text:p>
          </table:table-cell>
          <table:table-cell office:value-type="string" calcext:value-type="string">
            <text:p>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0wr1tk4fjvz732x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nca</text:p>
          </table:table-cell>
          <table:table-cell office:value-type="string" calcext:value-type="string">
            <text:p>Renato Ratti</text:p>
          </table:table-cell>
          <table:table-cell office:value-type="float" office:value="32.221855" calcext:value-type="float">
            <text:p>32.2218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RE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pp7qb0nmb3p3cs0z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perss</text:p>
          </table:table-cell>
          <table:table-cell office:value-type="string" calcext:value-type="string">
            <text:p>Gaja</text:p>
          </table:table-cell>
          <table:table-cell office:value-type="float" office:value="32.018982" calcext:value-type="float">
            <text:p>32.01898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IABOT M. G. (MAGNUM)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mx1pd68wsczr6dx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55.787178" calcext:value-type="float">
            <text:p>55.78717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JAN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7mshqrvje5e2ypqp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jana</text:p>
          </table:table-cell>
          <table:table-cell office:value-type="string" calcext:value-type="string">
            <text:p>Domenico Clerico</text:p>
          </table:table-cell>
          <table:table-cell office:value-type="float" office:value="52.527294" calcext:value-type="float">
            <text:p>52.52729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3tzrr4w6ass1r3sqv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Giacosa</text:p>
          </table:table-cell>
          <table:table-cell office:value-type="float" office:value="43.24656" calcext:value-type="float">
            <text:p>43.2465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(MAGNUM)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3tzrr4w6ass1r3sqv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Giacosa</text:p>
          </table:table-cell>
          <table:table-cell office:value-type="float" office:value="43.24656" calcext:value-type="float">
            <text:p>43.2465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3tzrr4w6ass1r3sqv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Giacosa</text:p>
          </table:table-cell>
          <table:table-cell office:value-type="float" office:value="43.24656" calcext:value-type="float">
            <text:p>43.24656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riserva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3tsvckfc82dvphp0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 office:value-type="float" office:value="42.129005" calcext:value-type="float">
            <text:p>42.12900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FALLETTO DI 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t3tsvckfc82dvphp0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 office:value-type="float" office:value="42.129005" calcext:value-type="float">
            <text:p>42.129005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 MONFOR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x1jh1fwmmrvtjw8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Aldo Conterno</text:p>
          </table:table-cell>
          <table:table-cell office:value-type="float" office:value="27.092108" calcext:value-type="float">
            <text:p>27.09210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CASCINA FRANCIA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nkzvrd352xa1je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a Francia</text:p>
          </table:table-cell>
          <table:table-cell office:value-type="string" calcext:value-type="string">
            <text:p>Giacomo Conterno</text:p>
          </table:table-cell>
          <table:table-cell office:value-type="float" office:value="29.931366" calcext:value-type="float">
            <text:p>29.93136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CASCINA FRANCIA</text:p>
          </table:table-cell>
          <table:table-cell office:value-type="string" calcext:value-type="string">
            <text:p>G.CONTERNO-CASCINA FRAN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nkzvrd352xa1je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a Francia</text:p>
          </table:table-cell>
          <table:table-cell office:value-type="string" calcext:value-type="string">
            <text:p>Giacomo Conterno</text:p>
          </table:table-cell>
          <table:table-cell office:value-type="float" office:value="29.931366" calcext:value-type="float">
            <text:p>29.93136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TTINARA</text:p>
          </table:table-cell>
          <table:table-cell office:value-type="string" calcext:value-type="string">
            <text:p>CONTERNO-NER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e5v0yqw6m7wxs5y3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attinara</text:p>
          </table:table-cell>
          <table:table-cell office:value-type="string" calcext:value-type="string">
            <text:p>Nervi</text:p>
          </table:table-cell>
          <table:table-cell office:value-type="float" office:value="34.5737" calcext:value-type="float">
            <text:p>34.573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TTINARA vigna molsino</text:p>
          </table:table-cell>
          <table:table-cell office:value-type="string" calcext:value-type="string">
            <text:p>CONTERNO-NER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b4rjgc6nrat12qasd3pvz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Vigna Molsino</text:p>
          </table:table-cell>
          <table:table-cell office:value-type="string" calcext:value-type="string">
            <text:p>Nervi</text:p>
          </table:table-cell>
          <table:table-cell office:value-type="float" office:value="39.992687" calcext:value-type="float">
            <text:p>39.992687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TTINARA vigna molsino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kbfww8ebwqpxqeza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sconi Vigna Ped</text:p>
          </table:table-cell>
          <table:table-cell office:value-type="string" calcext:value-type="string">
            <text:p>Conterno Fantino</text:p>
          </table:table-cell>
          <table:table-cell office:value-type="float" office:value="46.808598" calcext:value-type="float">
            <text:p>46.80859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BBIOLO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jegwegeg14ry41e9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inestrino</text:p>
          </table:table-cell>
          <table:table-cell office:value-type="string" calcext:value-type="string">
            <text:p>Conterno Fantino</text:p>
          </table:table-cell>
          <table:table-cell office:value-type="float" office:value="47.850647" calcext:value-type="float">
            <text:p>47.850647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1tvstdv3n2cf3r0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Pianpolvere Soprano</text:p>
          </table:table-cell>
          <table:table-cell office:value-type="float" office:value="27.709452" calcext:value-type="float">
            <text:p>27.709452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1tvstdv3n2cf3r0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Pianpolvere Soprano</text:p>
          </table:table-cell>
          <table:table-cell office:value-type="float" office:value="27.709452" calcext:value-type="float">
            <text:p>27.709452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1tvstdv3n2cf3r0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Pianpolvere Soprano</text:p>
          </table:table-cell>
          <table:table-cell office:value-type="float" office:value="27.709452" calcext:value-type="float">
            <text:p>27.709452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1tvstdv3n2cf3r0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Pianpolvere Soprano</text:p>
          </table:table-cell>
          <table:table-cell office:value-type="float" office:value="27.709452" calcext:value-type="float">
            <text:p>27.709452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(MAGNUM)</text:p>
          </table:table-cell>
          <table:table-cell office:value-type="string" calcext:value-type="string">
            <text:p>PIAN POLVERE SOP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1tvstdv3n2cf3r0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Pianpolvere Soprano</text:p>
          </table:table-cell>
          <table:table-cell office:value-type="float" office:value="27.709452" calcext:value-type="float">
            <text:p>27.70945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DONNA ASSUNTA (3L)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7zyrsqh0ep1y4xkd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adonna Assunta La Villa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5.223934" calcext:value-type="float">
            <text:p>35.22393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DONNA ASSUNTA (1,5L MG)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7zyrsqh0ep1y4xkd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adonna Assunta La Villa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5.223934" calcext:value-type="float">
            <text:p>35.223934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ROLO VIGNA ROCCHE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khnt6p75ryp3k1vpv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esdi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3.016094" calcext:value-type="float">
            <text:p>33.01609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GNA D'LA ROUL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b4rjgsjfs0d0cn2rn53km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d'La Roul</text:p>
          </table:table-cell>
          <table:table-cell office:value-type="string" calcext:value-type="string">
            <text:p>Rocche dei Manzoni</text:p>
          </table:table-cell>
          <table:table-cell office:value-type="float" office:value="42.255142" calcext:value-type="float">
            <text:p>42.25514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APPELLA S. STEFANO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mwbbq28adxqwhrxx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a Cappella di S. Stefano Perno</text:p>
          </table:table-cell>
          <table:table-cell office:value-type="string" calcext:value-type="string">
            <text:p>Rocche dei Manzoni</text:p>
          </table:table-cell>
          <table:table-cell office:value-type="float" office:value="41.52405" calcext:value-type="float">
            <text:p>41.5240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MADONNA ASS.-LA VILLA</text:p>
          </table:table-cell>
          <table:table-cell office:value-type="string" calcext:value-type="string">
            <text:p>ROCCA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sf7zyrsqh0ep1y4xkd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adonna Assunta La Villa Barolo Riserva</text:p>
          </table:table-cell>
          <table:table-cell office:value-type="string" calcext:value-type="string">
            <text:p>Rocche dei Manzoni</text:p>
          </table:table-cell>
          <table:table-cell office:value-type="float" office:value="37.831673" calcext:value-type="float">
            <text:p>37.83167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BRUNATE</text:p>
          </table:table-cell>
          <table:table-cell office:value-type="string" calcext:value-type="string">
            <text:p>FRANCESCO RIN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39y32kermecattmc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Brunate</text:p>
          </table:table-cell>
          <table:table-cell office:value-type="string" calcext:value-type="string">
            <text:p>Francesco Rinaldi &amp; Figli</text:p>
          </table:table-cell>
          <table:table-cell office:value-type="float" office:value="45.34929" calcext:value-type="float">
            <text:p>45.34929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BERNARDOT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aqpt1hjwa1qakn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ernadot Bio</text:p>
          </table:table-cell>
          <table:table-cell office:value-type="string" calcext:value-type="string">
            <text:p>Ceretto</text:p>
          </table:table-cell>
          <table:table-cell office:value-type="float" office:value="41.739426" calcext:value-type="float">
            <text:p>41.73942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BUSSI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6eya318dp2ab2ndw5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Bio</text:p>
          </table:table-cell>
          <table:table-cell office:value-type="string" calcext:value-type="string">
            <text:p>Ceretto</text:p>
          </table:table-cell>
          <table:table-cell office:value-type="float" office:value="41.286022" calcext:value-type="float">
            <text:p>41.286022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OS DE LA COULEE DE SERRANT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13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v06ynaty6rcxkr29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ennières Clos de la Coulée de Serrant</text:p>
          </table:table-cell>
          <table:table-cell office:value-type="string" calcext:value-type="string">
            <text:p>Nicolas Joly</text:p>
          </table:table-cell>
          <table:table-cell office:value-type="float" office:value="42.85435" calcext:value-type="float">
            <text:p>42.85435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IGNY MONTRACHET LES FOLATIERES 1CRU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100 Buona annata***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v1hmqqza0g65qdg6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</text:p>
          </table:table-cell>
          <table:table-cell office:value-type="string" calcext:value-type="string">
            <text:p>Albert Joly</text:p>
          </table:table-cell>
          <table:table-cell office:value-type="float" office:value="32.41552" calcext:value-type="float">
            <text:p>32.41552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IGNY MONTRACHET LES COMBETTES 1CRU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110 ***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v1hmqqza0g65qdg6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</text:p>
          </table:table-cell>
          <table:table-cell office:value-type="string" calcext:value-type="string">
            <text:p>Albert Joly</text:p>
          </table:table-cell>
          <table:table-cell office:value-type="float" office:value="32.41552" calcext:value-type="float">
            <text:p>32.41552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IGNY MONTRACHET LES COMBETTES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90 *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v1hmqqza0g65qdg6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</text:p>
          </table:table-cell>
          <table:table-cell office:value-type="string" calcext:value-type="string">
            <text:p>Albert Joly</text:p>
          </table:table-cell>
          <table:table-cell office:value-type="float" office:value="32.41552" calcext:value-type="float">
            <text:p>32.4155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RGOGNE ALIGOTE'</text:p>
          </table:table-cell>
          <table:table-cell office:value-type="string" calcext:value-type="string">
            <text:p>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45/50 da vender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v2s2amtdnyfj8mzz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Aligoté</text:p>
          </table:table-cell>
          <table:table-cell office:value-type="string" calcext:value-type="string">
            <text:p>Albert Joly</text:p>
          </table:table-cell>
          <table:table-cell office:value-type="float" office:value="30.13795" calcext:value-type="float">
            <text:p>30.1379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 QUARTZ</text:p>
          </table:table-cell>
          <table:table-cell office:value-type="string" calcext:value-type="string">
            <text:p>DOMAINE DU CAILLO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80 Ross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wh88hpyhzs40zmck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Quartz Châteauneuf-du-Pape</text:p>
          </table:table-cell>
          <table:table-cell office:value-type="string" calcext:value-type="string">
            <text:p>Clos du Caillou</text:p>
          </table:table-cell>
          <table:table-cell office:value-type="float" office:value="30.69231" calcext:value-type="float">
            <text:p>30.6923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RSANG BLANC FUME DE POILLY</text:p>
          </table:table-cell>
          <table:table-cell office:value-type="string" calcext:value-type="string">
            <text:p>DIDIER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12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q6e3hzpkc5gq7dee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Fumé de Pouilly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2.368477" calcext:value-type="float">
            <text:p>42.36847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RSANG BLANC FUME DE POILLY MAGNUM</text:p>
          </table:table-cell>
          <table:table-cell office:value-type="string" calcext:value-type="string">
            <text:p>DIDIER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25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q6e3hzpkc5gq7dee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Fumé de Pouilly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2.368477" calcext:value-type="float">
            <text:p>42.368477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TON CHARLEMAGNE GRAND CRU</text:p>
          </table:table-cell>
          <table:table-cell office:value-type="string" calcext:value-type="string">
            <text:p>DOMAINE BONNEAU DU MARTR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200 Annata top****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tppr69je9jedmns1p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Bonneau du Martray</text:p>
          </table:table-cell>
          <table:table-cell office:value-type="float" office:value="60.260612" calcext:value-type="float">
            <text:p>60.26061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AUNE CLOS DE LA FEGUINE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8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htmjfpg1thcps4m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Feguine Beaune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175568" calcext:value-type="float">
            <text:p>50.17556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AUNE CLOS DE LA FEGUINE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9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htmjfpg1thcps4m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Feguine Beaune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175568" calcext:value-type="float">
            <text:p>50.17556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AUNE CLOS DE LA FEGUINE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9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htmjfpg1thcps4m3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Feguine Beaune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175568" calcext:value-type="float">
            <text:p>50.17556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URSAULT PERRIERES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250/26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c57et40pk6xc368s2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Perrieres 1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44.06417" calcext:value-type="float">
            <text:p>44.0641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IGNY MONTRACHET LES COMBETTES 1CRU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150/16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rvcm2k9hhakhy46v52jfh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Combettes Premier Cru</text:p>
          </table:table-cell>
          <table:table-cell office:value-type="string" calcext:value-type="string">
            <text:p>Domaine Jacques Prieur</text:p>
          </table:table-cell>
          <table:table-cell office:value-type="float" office:value="50.63981" calcext:value-type="float">
            <text:p>50.6398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VALIER MONTRACHET GRAND CRU MAGNUM</text:p>
          </table:table-cell>
          <table:table-cell office:value-type="string" calcext:value-type="string">
            <text:p>DOMAINE JACQUES PRIEU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€ 1,20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hzfsr2n89ztag8d0j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valier-Montrache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8.584156" calcext:value-type="float">
            <text:p>48.584156</text:p>
          </table:table-cell>
          <table:table-cell table:style-name="ce1" office:value-type="string" calcext:value-type="string">
            <text:p>magnum?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IGNY MONTRACHET 1CRU LE CAILLERT</text:p>
          </table:table-cell>
          <table:table-cell office:value-type="string" calcext:value-type="string">
            <text:p>YVES BOYER MARTE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6r4j1gxvsf8t2n5e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Le Cailleret'</text:p>
          </table:table-cell>
          <table:table-cell office:value-type="string" calcext:value-type="string">
            <text:p>Yves Boyer-Martenot</text:p>
          </table:table-cell>
          <table:table-cell office:value-type="float" office:value="61.540268" calcext:value-type="float">
            <text:p>61.54026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URSAULT PERRIERS 1CRU</text:p>
          </table:table-cell>
          <table:table-cell office:value-type="string" calcext:value-type="string">
            <text:p>YVES BOYER MARTE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c5qss6frvzgvjzvg7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1er Cru ''''Perrières''''</text:p>
          </table:table-cell>
          <table:table-cell office:value-type="string" calcext:value-type="string">
            <text:p>Yves Boyer-Martenot</text:p>
          </table:table-cell>
          <table:table-cell office:value-type="float" office:value="55.810886" calcext:value-type="float">
            <text:p>55.81088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CON PIERRECLOS</text:p>
          </table:table-cell>
          <table:table-cell office:value-type="string" calcext:value-type="string">
            <text:p>DOMAINE GUFFE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gkzg2t4pr07daqd0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âcon-Pierreclos</text:p>
          </table:table-cell>
          <table:table-cell office:value-type="string" calcext:value-type="string">
            <text:p>Guffens-Heynen</text:p>
          </table:table-cell>
          <table:table-cell office:value-type="float" office:value="38.63612" calcext:value-type="float">
            <text:p>38.6361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ULIGNY MONTRACHET 1CRU LES FOLATIERES</text:p>
          </table:table-cell>
          <table:table-cell office:value-type="string" calcext:value-type="string">
            <text:p>DOMAINE CHAVY CHOU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4df76nqmtjg5rkg841cm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Les Folatières'</text:p>
          </table:table-cell>
          <table:table-cell office:value-type="string" calcext:value-type="string">
            <text:p>Chavy-Chouet</text:p>
          </table:table-cell>
          <table:table-cell office:value-type="float" office:value="55.32069" calcext:value-type="float">
            <text:p>55.3206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SSAGNE MONTRACHET 1CRU LES VERGERS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69vt9j7hbbgeskxqj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1er Cru 'Les Vergers'</text:p>
          </table:table-cell>
          <table:table-cell office:value-type="string" calcext:value-type="string">
            <text:p>Fontaine-Gagnard</text:p>
          </table:table-cell>
          <table:table-cell office:value-type="float" office:value="54.45964" calcext:value-type="float">
            <text:p>54.4596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SSAGNE MONTRACHET 1CRU LA MATROIE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52.43265" calcext:value-type="float">
            <text:p>52.4326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IOTES BATARD MONTRACHET GRAND CRU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hfdyc8ez35vmsqcjg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riots-Bâtard-Montrachet Grand Cru</text:p>
          </table:table-cell>
          <table:table-cell office:value-type="string" calcext:value-type="string">
            <text:p>Fontaine-Gagnard</text:p>
          </table:table-cell>
          <table:table-cell office:value-type="float" office:value="56.570633" calcext:value-type="float">
            <text:p>56.570633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SSAGNE MONTRACHET 1CRU LA MALTROIE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54.743244" calcext:value-type="float">
            <text:p>54.74324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SSAGNE MONTRACHET 1CRU LA MALTROIE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54.743244" calcext:value-type="float">
            <text:p>54.74324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ZERON</text:p>
          </table:table-cell>
          <table:table-cell office:value-type="string" calcext:value-type="string">
            <text:p>DOMAINE A.ET.P DE VILL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200 (non si trovano)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4tkhn10js0kjazzw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zeron Bacchus</text:p>
          </table:table-cell>
          <table:table-cell office:value-type="string" calcext:value-type="string">
            <text:p>Domaine A. et P. de Villaine</text:p>
          </table:table-cell>
          <table:table-cell office:value-type="float" office:value="46.652573" calcext:value-type="float">
            <text:p>46.652573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SSAGNE MONTRACHET 1CRU LES CAILLERETS</text:p>
          </table:table-cell>
          <table:table-cell office:value-type="string" calcext:value-type="string">
            <text:p>DOMAINE A.ET.P DE VILL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gxk93nbma2x3gkxe6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ully 1er Cru Les Margotés</text:p>
          </table:table-cell>
          <table:table-cell office:value-type="string" calcext:value-type="string">
            <text:p>Domaine A. et P. de Villaine</text:p>
          </table:table-cell>
          <table:table-cell office:value-type="float" office:value="40.66294" calcext:value-type="float">
            <text:p>40.6629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SSAGNE MONTRACHET 1CR LES VERGERS</text:p>
          </table:table-cell>
          <table:table-cell office:value-type="string" calcext:value-type="string">
            <text:p>DOMAINE 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sxn69vt9j7hbbgeskxqj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1er Cru 'Les Vergers'</text:p>
          </table:table-cell>
          <table:table-cell office:value-type="string" calcext:value-type="string">
            <text:p>Fontaine-Gagnard</text:p>
          </table:table-cell>
          <table:table-cell office:value-type="float" office:value="54.951923" calcext:value-type="float">
            <text:p>54.951923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CUVEE HALINARD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y7k0qmnq55q87x47n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'Cuvée Halinard'</text:p>
          </table:table-cell>
          <table:table-cell office:value-type="string" calcext:value-type="string">
            <text:p>Dugat-Py</text:p>
          </table:table-cell>
          <table:table-cell office:value-type="float" office:value="55.820923" calcext:value-type="float">
            <text:p>55.820923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EUR DE ROY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6t0hywf4k2hxj1hk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Gevrey-Chambertin Cuvée Cœur de Roy</text:p>
          </table:table-cell>
          <table:table-cell office:value-type="string" calcext:value-type="string">
            <text:p>Dugat-Py</text:p>
          </table:table-cell>
          <table:table-cell office:value-type="float" office:value="44.96256" calcext:value-type="float">
            <text:p>44.9625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CRU CHAMPEAUX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jdtqmprvxya34861a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Champeaux'</text:p>
          </table:table-cell>
          <table:table-cell office:value-type="string" calcext:value-type="string">
            <text:p>Dugat-Py</text:p>
          </table:table-cell>
          <table:table-cell office:value-type="float" office:value="44.392906" calcext:value-type="float">
            <text:p>44.392906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MES CHAMBERTIN GRAND CRU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72n0vr6vfmbpvcjtw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rmes-Chambertin Grand Cru</text:p>
          </table:table-cell>
          <table:table-cell office:value-type="string" calcext:value-type="string">
            <text:p>Château de Gevrey Chambertin</text:p>
          </table:table-cell>
          <table:table-cell office:value-type="float" office:value="55.126724" calcext:value-type="float">
            <text:p>55.1267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ZOYERS CHAMBERTEN GRAND CRU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702r6cacmd5teyh07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oyères-Chambertin Grand Cru</text:p>
          </table:table-cell>
          <table:table-cell office:value-type="string" calcext:value-type="string">
            <text:p>Dugat-Py</text:p>
          </table:table-cell>
          <table:table-cell office:value-type="float" office:value="54.733307" calcext:value-type="float">
            <text:p>54.733307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ZIS CHAMBERTEN GRAND CRU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q0mnvb3aa8t20679y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is-Chambertin Grand Cru</text:p>
          </table:table-cell>
          <table:table-cell office:value-type="string" calcext:value-type="string">
            <text:p>Dugat-Py</text:p>
          </table:table-cell>
          <table:table-cell office:value-type="float" office:value="54.911064" calcext:value-type="float">
            <text:p>54.91106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 CHAMBERTIN VIEILLES VIGNES</text:p>
          </table:table-cell>
          <table:table-cell office:value-type="string" calcext:value-type="string">
            <text:p>DUGAT PY - GEVREY CHAMBERT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6s04qn0dbmchcj6w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Gevrey-Chambertin</text:p>
          </table:table-cell>
          <table:table-cell office:value-type="string" calcext:value-type="string">
            <text:p>Dugat-Py</text:p>
          </table:table-cell>
          <table:table-cell office:value-type="float" office:value="54.747086" calcext:value-type="float">
            <text:p>54.74708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EX BLANC FUME' DE POUILLY</text:p>
          </table:table-cell>
          <table:table-cell office:value-type="string" calcext:value-type="string">
            <text:p>DIDIER DAGUEN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1bhkgv56mkpb55fbv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Silex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7.001637" calcext:value-type="float">
            <text:p>47.00163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EX BLANC FUME' DE POUILLY</text:p>
          </table:table-cell>
          <table:table-cell office:value-type="string" calcext:value-type="string">
            <text:p>DIDIER DAGUEN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1bhkgv56mkpb55fbv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Silex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7.001637" calcext:value-type="float">
            <text:p>47.00163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DMOND SANCERRE</text:p>
          </table:table-cell>
          <table:table-cell office:value-type="string" calcext:value-type="string">
            <text:p>ALOPHONSE ME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35 (è un base)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vxbarz5c36xz4gxfx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dmond Sancerre</text:p>
          </table:table-cell>
          <table:table-cell office:value-type="string" calcext:value-type="string">
            <text:p>Alphonse Mellot</text:p>
          </table:table-cell>
          <table:table-cell office:value-type="float" office:value="54.476807" calcext:value-type="float">
            <text:p>54.47680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 SANCERRE MAGNUM </text:p>
          </table:table-cell>
          <table:table-cell office:value-type="string" calcext:value-type="string">
            <text:p>ALOPHONSE MELLO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vxxyppcstq64d201b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</text:p>
          </table:table-cell>
          <table:table-cell office:value-type="string" calcext:value-type="string">
            <text:p>Alphonse Mellot</text:p>
          </table:table-cell>
          <table:table-cell office:value-type="float" office:value="43.857452" calcext:value-type="float">
            <text:p>43.85745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ITS SAINT GEORGES 1CRU</text:p>
          </table:table-cell>
          <table:table-cell office:value-type="string" calcext:value-type="string">
            <text:p>DOMAINE PRIEURE RO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sq492t4f3y865ts8m6aa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1er Cru 'Clos des Corvées'</text:p>
          </table:table-cell>
          <table:table-cell office:value-type="string" calcext:value-type="string">
            <text:p>Domaine Prieuré Roch</text:p>
          </table:table-cell>
          <table:table-cell office:value-type="float" office:value="41.735092" calcext:value-type="float">
            <text:p>41.735092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MMARD GRANDS EPENOTS</text:p>
          </table:table-cell>
          <table:table-cell office:value-type="string" calcext:value-type="string">
            <text:p>DOMAINE PRIEURE RO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kfeh29234xm39yfsv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Bèze Grand Cru</text:p>
          </table:table-cell>
          <table:table-cell office:value-type="string" calcext:value-type="string">
            <text:p>Domaine Prieuré Roch</text:p>
          </table:table-cell>
          <table:table-cell office:value-type="float" office:value="33.030678" calcext:value-type="float">
            <text:p>33.03067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ITS SAINT GEORGES 1CRU</text:p>
          </table:table-cell>
          <table:table-cell office:value-type="string" calcext:value-type="string">
            <text:p>DOMAINE DES PERDRI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q8h4xq5h26yp5gks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Domaine des Perdrix</text:p>
          </table:table-cell>
          <table:table-cell office:value-type="float" office:value="42.56838" calcext:value-type="float">
            <text:p>42.5683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BOLLE MUSIGNY</text:p>
          </table:table-cell>
          <table:table-cell office:value-type="string" calcext:value-type="string">
            <text:p>DOMAINE DI GIOIA RO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sykn2s8e792nj0s4dgcm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Digioia-Royer</text:p>
          </table:table-cell>
          <table:table-cell office:value-type="float" office:value="31.018673" calcext:value-type="float">
            <text:p>31.018673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NEUF DU PAPE</text:p>
          </table:table-cell>
          <table:table-cell office:value-type="string" calcext:value-type="string">
            <text:p>DOMAINE DE VILLENEU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wj2540j3jpb6pe22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Vieilles Vignes Châteauneuf-du-Pape</text:p>
          </table:table-cell>
          <table:table-cell office:value-type="string" calcext:value-type="string">
            <text:p>Domaine de Villeneuve</text:p>
          </table:table-cell>
          <table:table-cell office:value-type="float" office:value="36.723335" calcext:value-type="float">
            <text:p>36.72333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SNE ROMANEE</text:p>
          </table:table-cell>
          <table:table-cell office:value-type="string" calcext:value-type="string">
            <text:p>FAIVE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jsa8haqahw04eqkch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Faiveley</text:p>
          </table:table-cell>
          <table:table-cell office:value-type="float" office:value="34.255756" calcext:value-type="float">
            <text:p>34.25575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SNE ROMANEE </text:p>
          </table:table-cell>
          <table:table-cell office:value-type="string" calcext:value-type="string">
            <text:p>ALAIN 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av90e75j7g7rwa2g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Hudelot-Noëllat</text:p>
          </table:table-cell>
          <table:table-cell office:value-type="float" office:value="53.30088" calcext:value-type="float">
            <text:p>53.3008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SNE ROMANEE 1CRU LES SUCHOTS</text:p>
          </table:table-cell>
          <table:table-cell office:value-type="string" calcext:value-type="string">
            <text:p>ALAIN 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ayj3dtx247c4mkj0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 Premier Cru Les Suchots</text:p>
          </table:table-cell>
          <table:table-cell office:value-type="string" calcext:value-type="string">
            <text:p>Hudelot-Noëllat</text:p>
          </table:table-cell>
          <table:table-cell office:value-type="float" office:value="58.17319" calcext:value-type="float">
            <text:p>58.17319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S DE VOUGEOT GRAND CRU</text:p>
          </table:table-cell>
          <table:table-cell office:value-type="string" calcext:value-type="string">
            <text:p>ALAIN 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3h6t9kg0s5x6ydbv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 de Nuits Clos de Vougeot Grand Cru</text:p>
          </table:table-cell>
          <table:table-cell office:value-type="string" calcext:value-type="string">
            <text:p>Hudelot-Noëllat</text:p>
          </table:table-cell>
          <table:table-cell office:value-type="float" office:value="52.753605" calcext:value-type="float">
            <text:p>52.75360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NAS </text:p>
          </table:table-cell>
          <table:table-cell office:value-type="string" calcext:value-type="string">
            <text:p>DOMAINE CLA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ykfaz24sbg7ry0j00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as</text:p>
          </table:table-cell>
          <table:table-cell office:value-type="string" calcext:value-type="string">
            <text:p>Auguste Clape</text:p>
          </table:table-cell>
          <table:table-cell office:value-type="float" office:value="26.37431" calcext:value-type="float">
            <text:p>26.3743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BOLLE MUSIGNY 1CRU</text:p>
          </table:table-cell>
          <table:table-cell office:value-type="string" calcext:value-type="string">
            <text:p>PHILIPPE PACA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200/25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mgwtbj2czgfmr4yzj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Philippe Pacalet</text:p>
          </table:table-cell>
          <table:table-cell office:value-type="float" office:value="47.97611" calcext:value-type="float">
            <text:p>47.9761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LNAY LES CHAMPANS 1CRU</text:p>
          </table:table-cell>
          <table:table-cell office:value-type="string" calcext:value-type="string">
            <text:p>DOMANE DE MONT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w0eyfchq20w8md4a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Champans'</text:p>
          </table:table-cell>
          <table:table-cell office:value-type="string" calcext:value-type="string">
            <text:p>Domaine de Montille</text:p>
          </table:table-cell>
          <table:table-cell office:value-type="float" office:value="37.02373" calcext:value-type="float">
            <text:p>37.02373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LNAY LES CHAMPANS 1CRU</text:p>
          </table:table-cell>
          <table:table-cell office:value-type="string" calcext:value-type="string">
            <text:p>DOMANE DE MONT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150/18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w0eyfchq20w8md4a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Champans'</text:p>
          </table:table-cell>
          <table:table-cell office:value-type="string" calcext:value-type="string">
            <text:p>Domaine de Montille</text:p>
          </table:table-cell>
          <table:table-cell office:value-type="float" office:value="37.02373" calcext:value-type="float">
            <text:p>37.02373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MMARD GRANDS EPENOTS 1CRU</text:p>
          </table:table-cell>
          <table:table-cell office:value-type="string" calcext:value-type="string">
            <text:p>DOMANE DE MONT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150/18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w1nmqv6xg8wqyxxty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1er Cru 'Les Grands Epenots'</text:p>
          </table:table-cell>
          <table:table-cell office:value-type="string" calcext:value-type="string">
            <text:p>Domaine de Montille</text:p>
          </table:table-cell>
          <table:table-cell office:value-type="float" office:value="41.003464" calcext:value-type="float">
            <text:p>41.003464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VREY CHAMBERTIN</text:p>
          </table:table-cell>
          <table:table-cell office:value-type="string" calcext:value-type="string">
            <text:p>CLAUDE DU G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4dg7cnkdq53x7bg7b49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Claude Chonion</text:p>
          </table:table-cell>
          <table:table-cell office:value-type="float" office:value="27.592983" calcext:value-type="float">
            <text:p>27.592983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 CHAMBERTIN VIEILES VIGNES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m143sn82t77q1mpg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Denis Mortet</text:p>
          </table:table-cell>
          <table:table-cell office:value-type="float" office:value="53.624153" calcext:value-type="float">
            <text:p>53.624153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 CHAMBERTIN VIEILES VIGNES</text:p>
          </table:table-cell>
          <table:table-cell office:value-type="string" calcext:value-type="string">
            <text:p>DOMAINE DENIS MORT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80/9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m143sn82t77q1mpg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Denis Mortet</text:p>
          </table:table-cell>
          <table:table-cell office:value-type="float" office:value="53.624153" calcext:value-type="float">
            <text:p>53.624153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OSNE ROMANEE 1CRU LES CHAUMES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6ymm8ktgrt1me0dk7c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Henri Gros</text:p>
          </table:table-cell>
          <table:table-cell office:value-type="float" office:value="35.655975" calcext:value-type="float">
            <text:p>35.655975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CHEZEAUX GRAND CRU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string" calcext:value-type="string">
            <text:p>350 da vendere, l ho pagata 65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jaq5vw3849b37t3zk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hezeaux Grand Cru Les Loachausses</text:p>
          </table:table-cell>
          <table:table-cell office:value-type="string" calcext:value-type="string">
            <text:p>Domaine Anne Gros</text:p>
          </table:table-cell>
          <table:table-cell office:value-type="float" office:value="32.25077" calcext:value-type="float">
            <text:p>32.2507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CHEBOURG GRAND CRU 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wtdr04z9sd2rkyd7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Jean Gros</text:p>
          </table:table-cell>
          <table:table-cell office:value-type="float" office:value="37.23922" calcext:value-type="float">
            <text:p>37.2392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CHEBOURG GRAND CRU </text:p>
          </table:table-cell>
          <table:table-cell office:value-type="string" calcext:value-type="string">
            <text:p>DOMAINE G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wtdr04z9sd2rkyd7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Jean Gros</text:p>
          </table:table-cell>
          <table:table-cell office:value-type="float" office:value="37.23922" calcext:value-type="float">
            <text:p>37.2392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BERTIN GRAND CRU</text:p>
          </table:table-cell>
          <table:table-cell office:value-type="string" calcext:value-type="string">
            <text:p>DOMAINE TR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6tc2sxksnbwdsxj3m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ertin Grand Cru</text:p>
          </table:table-cell>
          <table:table-cell office:value-type="string" calcext:value-type="string">
            <text:p>Domaine Trapet</text:p>
          </table:table-cell>
          <table:table-cell office:value-type="float" office:value="36.44229" calcext:value-type="float">
            <text:p>36.4422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TRICIERES CHAMBERTIN GRAND CRU </text:p>
          </table:table-cell>
          <table:table-cell office:value-type="string" calcext:value-type="string">
            <text:p>DOMAINE TR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6trhzzw40es7s3z8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tricières-Chambertin Grand Cru</text:p>
          </table:table-cell>
          <table:table-cell office:value-type="string" calcext:value-type="string">
            <text:p>Domaine Trapet</text:p>
          </table:table-cell>
          <table:table-cell office:value-type="float" office:value="43.309326" calcext:value-type="float">
            <text:p>43.30932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 CHAMBERTIN 1CRU</text:p>
          </table:table-cell>
          <table:table-cell office:value-type="string" calcext:value-type="string">
            <text:p>DOMAINE TR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6sv8sdzatncvh43b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Trapet</text:p>
          </table:table-cell>
          <table:table-cell office:value-type="float" office:value="36.973427" calcext:value-type="float">
            <text:p>36.973427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o Paillard Blanc de blancs Grand Cru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5hvrwywht48ktm381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Grand Cru</text:p>
          </table:table-cell>
          <table:table-cell office:value-type="string" calcext:value-type="string">
            <text:p>Bruno Paillard</text:p>
          </table:table-cell>
          <table:table-cell office:value-type="float" office:value="46.37206" calcext:value-type="float">
            <text:p>46.37206</text:p>
          </table:table-cell>
          <table:table-cell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llecart Salmon Brut Reserv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647t0v6fdnbct0gb2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Rendez-Vous de Billecart-Salmon No 1 Meunier Extra Brut Champagne</text:p>
          </table:table-cell>
          <table:table-cell office:value-type="string" calcext:value-type="string">
            <text:p>Billecart-Salmon</text:p>
          </table:table-cell>
          <table:table-cell office:value-type="float" office:value="50.545597" calcext:value-type="float">
            <text:p>50.54559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les Heidsieck Brut Reserv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mys8kwr426s2yeks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Charles Heidsieck</text:p>
          </table:table-cell>
          <table:table-cell office:value-type="float" office:value="38.58456" calcext:value-type="float">
            <text:p>38.58456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les Heidsieck Vintage 2013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erqgcrmdre3hcma7z7aq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Charlie</text:p>
          </table:table-cell>
          <table:table-cell office:value-type="string" calcext:value-type="string">
            <text:p>Charles Heidsieck</text:p>
          </table:table-cell>
          <table:table-cell office:value-type="float" office:value="36.59553" calcext:value-type="float">
            <text:p>36.5955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les Heidsieck Blancs des Millenaires 2014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se53912xfj6fsy3r4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s Millénaires</text:p>
          </table:table-cell>
          <table:table-cell office:value-type="string" calcext:value-type="string">
            <text:p>Charles Heidsieck</text:p>
          </table:table-cell>
          <table:table-cell office:value-type="float" office:value="48.997913" calcext:value-type="float">
            <text:p>48.99791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m Perignon Vintage 2013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0.752563" calcext:value-type="float">
            <text:p>40.752563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hilipponat Reserve Pas dosé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63dw1mz9w5ezwc97a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Non Dosé</text:p>
          </table:table-cell>
          <table:table-cell office:value-type="string" calcext:value-type="string">
            <text:p>Philipponnat</text:p>
          </table:table-cell>
          <table:table-cell office:value-type="float" office:value="28.704803" calcext:value-type="float">
            <text:p>28.704803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ilippe Gilbert Blanc de blancs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1tjam4kyvmtn8qvf87q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lanc de Blancs Champagne</text:p>
          </table:table-cell>
          <table:table-cell office:value-type="string" calcext:value-type="string">
            <text:p>Louis Blanc</text:p>
          </table:table-cell>
          <table:table-cell office:value-type="float" office:value="40.06855" calcext:value-type="float">
            <text:p>40.068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rier Jouet Blanc de blancs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r6cbh29qm8an46fs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Perrier-Jouët</text:p>
          </table:table-cell>
          <table:table-cell office:value-type="float" office:value="48.99935" calcext:value-type="float">
            <text:p>48.9993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rier Jouet Belle Epoque 2015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elle Epoque Brut</text:p>
          </table:table-cell>
          <table:table-cell office:value-type="string" calcext:value-type="string">
            <text:p>Perrier-Jouët</text:p>
          </table:table-cell>
          <table:table-cell office:value-type="float" office:value="53.01982" calcext:value-type="float">
            <text:p>53.0198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l Roger Sir Winston Churchill 1996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bzga5159ds831syg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Sir Winston Churchill Brut</text:p>
          </table:table-cell>
          <table:table-cell office:value-type="string" calcext:value-type="string">
            <text:p>Pol Roger</text:p>
          </table:table-cell>
          <table:table-cell office:value-type="float" office:value="54.532856" calcext:value-type="float">
            <text:p>54.53285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lon Brut Cuvée 1996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d7vexbj0rhdtag7bx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Cuvée S Le Mesnil Brut</text:p>
          </table:table-cell>
          <table:table-cell office:value-type="string" calcext:value-type="string">
            <text:p>Salon</text:p>
          </table:table-cell>
          <table:table-cell office:value-type="float" office:value="26.52911" calcext:value-type="float">
            <text:p>26.52911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llavista Alma Assemblag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zdbm6p4ns1q47vx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ma Terra</text:p>
          </table:table-cell>
          <table:table-cell office:value-type="string" calcext:value-type="string">
            <text:p>Bellavista</text:p>
          </table:table-cell>
          <table:table-cell office:value-type="float" office:value="31.630484" calcext:value-type="float">
            <text:p>31.63048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llavista Alma Pas Dosè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zpkpcb8npmyet7qg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osé Cuvée Alma Pas Dosé</text:p>
          </table:table-cell>
          <table:table-cell office:value-type="string" calcext:value-type="string">
            <text:p>Bellavista</text:p>
          </table:table-cell>
          <table:table-cell office:value-type="float" office:value="37.951363" calcext:value-type="float">
            <text:p>37.951363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llavista Rosè Assemblag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fzpkpcb8npmyet7qg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osé Cuvée Alma Pas Dosé</text:p>
          </table:table-cell>
          <table:table-cell office:value-type="string" calcext:value-type="string">
            <text:p>Bellavista</text:p>
          </table:table-cell>
          <table:table-cell office:value-type="float" office:value="28.60554" calcext:value-type="float">
            <text:p>28.605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ntadi Castaldi Brut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y48brc17qyswmgs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Contadi Castaldi</text:p>
          </table:table-cell>
          <table:table-cell office:value-type="float" office:value="47.03816" calcext:value-type="float">
            <text:p>47.03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ntadi Castaldi Blanc Extra Brut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xtp2c61q9ev65fz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lànc Extra Brut</text:p>
          </table:table-cell>
          <table:table-cell office:value-type="string" calcext:value-type="string">
            <text:p>Contadi Castaldi</text:p>
          </table:table-cell>
          <table:table-cell office:value-type="float" office:value="53.051834" calcext:value-type="float">
            <text:p>53.05183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à del Bosco Cuvée Prestig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36.204956" calcext:value-type="float">
            <text:p>36.20495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a Caterina Cuvée 60 Zero Blanc de blancs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rgwwxac1xgpgyr9nd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Blanc de Blancs 60 Zero</text:p>
          </table:table-cell>
          <table:table-cell office:value-type="string" calcext:value-type="string">
            <text:p>Casa Caterina</text:p>
          </table:table-cell>
          <table:table-cell office:value-type="float" office:value="48.61495" calcext:value-type="float">
            <text:p>48.6149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a Caterina Cuvée 36 Rosè Natur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my5vrg0hjrp5b16exagwc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36 Nature Rosé Brut</text:p>
          </table:table-cell>
          <table:table-cell office:value-type="string" calcext:value-type="string">
            <text:p>Casa Caterina</text:p>
          </table:table-cell>
          <table:table-cell office:value-type="float" office:value="46.529644" calcext:value-type="float">
            <text:p>46.52964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 Rossa Coupé Non dosato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0xpma2pkj9dk7pws9c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upé</text:p>
          </table:table-cell>
          <table:table-cell office:value-type="string" calcext:value-type="string">
            <text:p>Monte Rossa</text:p>
          </table:table-cell>
          <table:table-cell office:value-type="float" office:value="39.920677" calcext:value-type="float">
            <text:p>39.920677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errari Maximum Blanc de blancs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j52tf1tjam4kyvmtn8qvf87q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lanc de Blancs Champagne</text:p>
          </table:table-cell>
          <table:table-cell office:value-type="string" calcext:value-type="string">
            <text:p>Louis Blanc</text:p>
          </table:table-cell>
          <table:table-cell office:value-type="float" office:value="40.06855" calcext:value-type="float">
            <text:p>40.06855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drotti Brut Natur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p465fwexw471654x5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uquet Brut Nature</text:p>
          </table:table-cell>
          <table:table-cell office:value-type="string" calcext:value-type="string">
            <text:p>Pedrotti</text:p>
          </table:table-cell>
          <table:table-cell office:value-type="float" office:value="36.512238" calcext:value-type="float">
            <text:p>36.51223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drotti Dosaggio Zero Millesimato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4pmmfk1xchpph5jkd25c9x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Zero Millesimato</text:p>
          </table:table-cell>
          <table:table-cell office:value-type="string" calcext:value-type="string">
            <text:p>Pedrotti</text:p>
          </table:table-cell>
          <table:table-cell office:value-type="float" office:value="41.47586" calcext:value-type="float">
            <text:p>41.47586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n Leonardo Marchesi Guerrieri Gonzaga Brut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7.47469" calcext:value-type="float">
            <text:p>47.47469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derburg Pas Dose Millesimato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41.03994" calcext:value-type="float">
            <text:p>41.0399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derburg Rosè Extra Brut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tsya48dt1wmhttc8h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Haderburg</text:p>
          </table:table-cell>
          <table:table-cell office:value-type="float" office:value="34.918587" calcext:value-type="float">
            <text:p>34.918587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derburg Hausmanof Riserva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0.626904" calcext:value-type="float">
            <text:p>40.626904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cche dei Manzoni Valentino Brut 0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kmp7kpnpq789rwxvx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Invecchiata Podere Rocche dei Manzoni</text:p>
          </table:table-cell>
          <table:table-cell office:value-type="string" calcext:value-type="string">
            <text:p>Rocche dei Manzoni</text:p>
          </table:table-cell>
          <table:table-cell office:value-type="float" office:value="48.88237" calcext:value-type="float">
            <text:p>48.88237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cche dei Manzoni Valentino Brut 0 Rosè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h0r2ppkmp7kpnpq789rwxvx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Invecchiata Podere Rocche dei Manzoni</text:p>
          </table:table-cell>
          <table:table-cell office:value-type="string" calcext:value-type="string">
            <text:p>Rocche dei Manzoni</text:p>
          </table:table-cell>
          <table:table-cell office:value-type="float" office:value="48.88237" calcext:value-type="float">
            <text:p>48.88237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ncesco Bellei Metodo Classico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tinett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wine_01gzr4ktx7fh691m5g3dr16jh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Metodo Classico Brut</text:p>
          </table:table-cell>
          <table:table-cell office:value-type="string" calcext:value-type="string">
            <text:p>Francesco Bellei &amp; C</text:p>
          </table:table-cell>
          <table:table-cell office:value-type="float" office:value="36.85479" calcext:value-type="float">
            <text:p>36.85479</text:p>
          </table:table-cell>
          <table:table-cell/>
        </table:table-row>
      </table:table>
      <table:table table:name="Manual (DO NOT TOUCH)" table:style-name="ta1">
        <table:table-column table:style-name="co1" table:number-columns-repeated="12" table:default-cell-style-name="Default"/>
        <table:table-column table:style-name="co1" table:default-cell-style-name="cBool"/>
        <table:table-column table:style-name="co1" table:number-columns-repeated="5" table:default-cell-style-name="Default"/>
        <table:table-row table:style-name="ro7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ASSI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SASSI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GATTINARA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 calcext:value-type="string">
            <text:p>DELLA PIEVE</text:p>
          </table:table-cell>
          <table:table-cell office:value-type="string" calcext:value-type="string">
            <text:p>FLACCIA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netta</text:p>
          </table:table-cell>
          <table:table-cell office:value-type="string" calcext:value-type="string">
            <text:p><text:s/>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3T15:38:57.233088785</dc:date>
    <meta:editing-duration>PT4H59M26S</meta:editing-duration>
    <meta:editing-cycles>2</meta:editing-cycles>
    <meta:generator>LibreOffice/7.3.7.2$Linux_X86_64 LibreOffice_project/30$Build-2</meta:generator>
    <meta:document-statistic meta:table-count="2" meta:cell-count="3350" meta:object-count="0"/>
  </office:meta>
</office:document-meta>
</file>